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8cm" fo:min-width="1.278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0.847cm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1.406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12.327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401cm" fo:min-width="1.913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401cm" fo:min-width="1.91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1.659cm"/>
    </style:style>
    <style:style style:name="gr10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2" style:family="graphic" style:parent-style-name="standard">
      <style:graphic-properties draw:textarea-horizontal-align="justify" draw:textarea-vertical-align="middle" draw:auto-grow-height="false" fo:min-height="1.368cm" fo:min-width="1.29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6cm" svg:height="1.524cm" svg:x="4.429cm" svg:y="4.048cm">
          <text:p text:style-name="P1">Stor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" draw:id="id1" draw:layer="layout" svg:width="1.905cm" svg:height="1.778cm" svg:x="5.064cm" svg:y="1.254cm">
          <text:p text:style-name="P1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4.064cm" svg:height="1.524cm" svg:x="1.889cm" svg:y="6.334cm">
          <text:p text:style-name="P1">Movie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3.81cm" svg:height="1.524cm" svg:x="6.461cm" svg:y="6.334cm">
          <text:p text:style-name="P1">Book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12.827cm" svg:height="1.905cm" svg:x="2.143cm" svg:y="9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13cm" svg:height="1.651cm" svg:x="2.27cm" svg:y="9.1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13cm" svg:height="1.651cm" svg:x="4.81cm" svg:y="9.12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13cm" svg:height="1.651cm" svg:x="7.35cm" svg:y="9.128cm">
          <text:p text:style-name="P1">-3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2.413cm" svg:height="1.651cm" svg:x="9.89cm" svg:y="9.128cm">
          <text:p text:style-name="P1">-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13cm" svg:height="1.651cm" svg:x="12.43cm" svg:y="9.128cm">
          <text:p text:style-name="P1">-1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6.016cm" svg:y1="3.032cm" svg:x2="6.207cm" svg:y2="4.048cm" draw:start-shape="id1" draw:end-shape="id2" draw:end-glue-point="4" svg:d="M6016 3032c0 763 191 256 191 1016" svg:viewBox="0 0 192 1017">
          <text:p/>
        </draw:connector>
        <draw:connector draw:style-name="gr8" draw:text-style-name="P3" draw:layer="layout" draw:type="curve" svg:x1="7.985cm" svg:y1="5.572cm" svg:x2="8.366cm" svg:y2="6.334cm" draw:start-shape="id2" draw:start-glue-point="8" draw:end-shape="id3" draw:end-glue-point="4" svg:d="M7985 5572c254 0 381 254 381 762" svg:viewBox="0 0 382 763">
          <text:p/>
        </draw:connector>
        <draw:connector draw:style-name="gr8" draw:text-style-name="P3" draw:layer="layout" draw:type="curve" svg:x1="4.429cm" svg:y1="5.572cm" svg:x2="3.921cm" svg:y2="6.334cm" draw:start-shape="id2" draw:start-glue-point="6" draw:end-shape="id4" draw:end-glue-point="4" svg:d="M4429 5572c-339 0-508 254-508 762" svg:viewBox="0 0 509 763">
          <text:p/>
        </draw:connector>
        <draw:connector draw:style-name="gr8" draw:text-style-name="P3" draw:layer="layout" draw:type="curve" svg:x1="8.366cm" svg:y1="7.858cm" svg:x2="8.556cm" svg:y2="9.001cm" draw:start-shape="id3" draw:start-glue-point="7" draw:end-shape="id5" svg:d="M8366 7858c0 858 190 287 190 1143" svg:viewBox="0 0 191 1144">
          <text:p/>
        </draw:connector>
        <draw:custom-shape draw:style-name="gr9" draw:text-style-name="P1" xml:id="id7" draw:id="id7" draw:layer="layout" svg:width="2.159cm" svg:height="0.889cm" svg:x="9.001cm" svg:y="11.541cm">
          <text:p text:style-name="P1">Author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2.159cm" svg:height="0.889cm" svg:x="11.287cm" svg:y="11.541cm">
          <text:p text:style-name="P1">Titl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11.096cm" svg:y1="10.779cm" svg:x2="10.08cm" svg:y2="11.541cm" draw:start-shape="id6" draw:start-glue-point="2" draw:end-shape="id7" draw:end-glue-point="0" svg:d="M11096 10779c0 570-1016 189-1016 762" svg:viewBox="0 0 1017 763">
          <text:p/>
        </draw:connector>
        <draw:connector draw:style-name="gr8" draw:text-style-name="P3" draw:layer="layout" draw:type="curve" svg:x1="11.096cm" svg:y1="10.779cm" svg:x2="12.366cm" svg:y2="11.541cm" draw:start-shape="id6" draw:start-glue-point="2" draw:end-shape="id8" draw:end-glue-point="0" svg:d="M11096 10779c0 570 1270 189 1270 762" svg:viewBox="0 0 1271 763">
          <text:p/>
        </draw:connector>
      </draw:page>
      <draw:page draw:name="page2" draw:style-name="dp1" draw:master-page-name="Default">
        <draw:custom-shape draw:style-name="gr10" draw:text-style-name="P1" xml:id="id9" draw:id="id9" draw:layer="layout" svg:width="1.397cm" svg:height="1.397cm" svg:x="3.654cm" svg:y="4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" draw:id="id10" draw:layer="layout" svg:width="1.27cm" svg:height="1.27cm" svg:x="8.099cm" svg:y="3.3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xml:id="id11" draw:id="id11" draw:layer="layout" svg:width="2.54cm" svg:height="2.286cm" svg:x="11.782cm" svg:y="3.9cm">
          <text:p text:style-name="P1">Ac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4.353cm" svg:y1="4.281cm" svg:x2="8.285cm" svg:y2="3.578cm" draw:start-shape="id9" draw:start-glue-point="4" draw:end-shape="id10" draw:end-glue-point="5" svg:d="M4353 4281c0-469 1310-703 3932-703" svg:viewBox="0 0 3933 704">
          <text:p text:style-name="P1">.books</text:p>
        </draw:connector>
        <draw:connector draw:style-name="gr13" draw:text-style-name="P3" draw:layer="layout" draw:type="curve" draw:line-skew="0.373cm" svg:x1="9.183cm" svg:y1="3.578cm" svg:x2="12.154cm" svg:y2="4.234cm" draw:start-shape="id10" draw:start-glue-point="11" draw:end-shape="id11" draw:end-glue-point="5" svg:d="M9183 3578c0-471 2971-799 2971 656" svg:viewBox="0 0 2972 1057">
          <text:p text:style-name="P1">[-2]</text:p>
        </draw:connector>
        <draw:connector draw:style-name="gr13" draw:text-style-name="P3" draw:layer="layout" draw:type="curve" draw:line-skew="0.455cm 0.57cm" svg:x1="5.051cm" svg:y1="4.98cm" svg:x2="4.353cm" svg:y2="5.678cm" draw:start-shape="id9" draw:start-glue-point="10" draw:end-shape="id9" draw:end-glue-point="8" svg:d="M5051 4980c1434 0 1195 885 662 1461s-1360 843-1360-763" svg:viewBox="0 0 1776 1909">
          <text:p text:style-name="P1"><text:line-break/><text:span text:style-name="T1">..</text:span></text:p>
        </draw:connector>
        <draw:connector draw:style-name="gr13" draw:text-style-name="P3" draw:layer="layout" draw:type="curve" draw:line-skew="1.571cm" svg:x1="8.734cm" svg:y1="4.662cm" svg:x2="4.352cm" svg:y2="5.678cm" draw:start-shape="id10" draw:start-glue-point="8" draw:end-shape="id9" svg:d="M8734 4662c0 4632-4382 4124-4382 1016" svg:viewBox="0 0 4383 3415">
          <text:p text:style-name="P1"><text:line-break/><text:line-break/><text:line-break/><text:line-break/><text:span text:style-name="T1">..</text:span></text:p>
        </draw:connector>
        <draw:connector draw:style-name="gr13" draw:text-style-name="P3" draw:layer="layout" draw:type="curve" draw:line-skew="2.084cm" svg:x1="13.052cm" svg:y1="6.186cm" svg:x2="4.353cm" svg:y2="5.678cm" draw:start-shape="id11" draw:start-glue-point="8" draw:end-shape="id9" draw:end-glue-point="8" svg:d="M13052 6186c0 3879-8699 4133-8699-508" svg:viewBox="0 0 8700 3451">
          <text:p text:style-name="P1"><text:line-break/><text:line-break/><text:line-break/><text:span text:style-name="T1">.. <text:s text:c="2"/>(ε)</text:span></text:p>
        </draw:connector>
        <draw:connector draw:style-name="gr13" draw:text-style-name="P3" draw:layer="layout" draw:type="curve" svg:x1="1.762cm" svg:y1="1.894cm" svg:x2="3.858cm" svg:y2="4.485cm" draw:end-shape="id9" draw:end-glue-point="5" svg:d="M1762 1894c0 1414 2096 119 2096 2591" svg:viewBox="0 0 2097 2592">
          <text:p text:style-name="P1">$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1:44:58.761000000</meta:creation-date>
    <dc:date>2016-12-14T12:13:38.446000000</dc:date>
    <meta:editing-duration>PT6M16S</meta:editing-duration>
    <meta:editing-cycles>4</meta:editing-cycles>
    <meta:generator>LibreOffice/5.2.3.3$Windows_x86 LibreOffice_project/d54a8868f08a7b39642414cf2c8ef2f228f780cf</meta:generator>
    <meta:document-statistic meta:object-count="27"/>
  </office:meta>
</office:document-meta>
</file>